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A000001DC03F57F3F01C77B23.png" manifest:media-type="image/png"/>
  <manifest:file-entry manifest:full-path="Pictures/10000200000002F50000018713AB3DE71A5FD8CD.png" manifest:media-type="image/png"/>
  <manifest:file-entry manifest:full-path="Pictures/200000020000023800000125573F304498060E2D.eps" manifest:media-type="image/x-eps"/>
  <manifest:file-entry manifest:full-path="Pictures/100002010000008E0000008DDEE2E80AE354FA67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49cm, 0.17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9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66b3" draw:fill-color="#0066b3" draw:textarea-horizontal-align="justify" draw:textarea-vertical-align="middle" draw:auto-grow-height="false" fo:min-height="1.973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none" draw:fill-color="#ffffff" draw:opacity="50%" draw:auto-grow-height="true" draw:auto-grow-width="false" fo:max-height="0cm" fo:min-height="0.512cm"/>
    </style:style>
    <style:style style:name="gr9" style:family="graphic">
      <style:graphic-properties style:protect="size"/>
    </style:style>
    <style:style style:name="pr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Zwei_20_Inhalte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1cm" fo:margin-bottom="0.1cm" fo:line-height="100%" fo:text-indent="0cm"/>
    </style:style>
    <style:style style:name="P8" style:family="paragraph">
      <loext:graphic-properties draw:fill-color="#0066b3"/>
      <style:paragraph-properties fo:text-align="center"/>
    </style:style>
    <style:style style:name="P9" style:family="paragraph">
      <loext:graphic-properties draw:fill="none" draw:fill-color="#ffffff" draw:opacity="50%"/>
      <style:text-properties fo:font-size="11pt" style:font-size-asian="11pt" style:font-size-complex="11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33% 58%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text-position="33% 58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Zwei_20_Inhalte" presentation:presentation-page-layout-name="AL1T3">
        <office:forms form:automatic-focus="false" form:apply-design-mode="false"/>
        <draw:frame draw:style-name="gr1" draw:text-style-name="P1" draw:layer="layout" svg:width="21.945cm" svg:height="12.191cm" svg:x="11.583cm" svg:y="1.779cm">
          <draw:image xlink:href="Pictures/200000020000023800000125573F304498060E2D.eps" xlink:type="simple" xlink:show="embed" xlink:actuate="onLoad">
            <text:p/>
          </draw:image>
          <draw:image xlink:href="Pictures/10000200000002F50000018713AB3DE71A5FD8CD.png" xlink:type="simple" xlink:show="embed" xlink:actuate="onLoad"/>
        </draw:frame>
        <draw:frame draw:name="Datumsplatzhalter 3" presentation:style-name="pr1" draw:text-style-name="P3" draw:layer="layout" svg:width="4.656cm" svg:height="1.013cm" svg:x="29.888cm" svg:y="17.626cm">
          <draw:text-box>
            <text:p text:style-name="P2"><text:span text:style-name="T1">Tobias Jenegger</text:span></text:p>
          </draw:text-box>
        </draw:frame>
        <draw:frame draw:name="Fußzeilenplatzhalter 4" presentation:style-name="pr1" draw:text-style-name="P5" draw:layer="layout" svg:width="12.911cm" svg:height="1.013cm" svg:x="11.219cm" svg:y="17.658cm">
          <draw:text-box>
            <text:p text:style-name="P4"><text:span text:style-name="T1">11B Analysis with S455 Setup, Feb. 2020</text:span></text:p>
          </draw:text-box>
        </draw:frame>
        <draw:frame draw:style-name="gr2" draw:text-style-name="P6" draw:layer="layout" svg:width="27.94cm" svg:height="5.939cm" svg:x="5.927cm" svg:y="12.7cm">
          <draw:text-box>
            <text:p/>
            <text:p/>
          </draw:text-box>
        </draw:frame>
        <draw:frame draw:style-name="gr3" draw:text-style-name="P6" draw:layer="layout" svg:width="11.43cm" svg:height="10.409cm" svg:x="2.794cm" svg:y="0.513cm">
          <draw:text-box>
            <text:p><text:span text:style-name="T2">12C(p,2p)11B Analysis:</text:span></text:p>
            <text:list text:style-name="L2">
              <text:list-item>
                <text:p text:style-name="P7"><text:span text:style-name="T3">Beam energy: 400 AMeV</text:span></text:p>
              </text:list-item>
              <text:list-item>
                <text:p text:style-name="P7"><text:span text:style-name="T3">Beamtype: 12C</text:span></text:p>
              </text:list-item>
              <text:list-item>
                <text:p text:style-name="P7"><text:span text:style-name="T3">Beam Time: 3 hours</text:span></text:p>
              </text:list-item>
              <text:list-item>
                <text:p text:style-name="P7"><text:span text:style-name="T3">Target: CH2 (12.29mm)</text:span></text:p>
              </text:list-item>
              <text:list-item>
                <text:p text:style-name="P7"><text:span text:style-name="T3">Tracking Detectors: MWPC 1,2,3</text:span></text:p>
              </text:list-item>
              <text:list-item>
                <text:p text:style-name="P7"><text:span text:style-name="T3">ToF measurement: START to ToFW</text:span></text:p>
              </text:list-item>
              <text:list-item>
                <text:p text:style-name="P7"><text:span text:style-name="T3">Charge measurement: TWIM Music</text:span></text:p>
              </text:list-item>
              <text:list-item>
                <text:p text:style-name="P7"><text:span text:style-name="T3">Event selection criteria CALIFA:</text:span></text:p>
                <text:p text:style-name="P7"><text:span text:style-name="T3">→ </text:span><text:span text:style-name="T3">two hits with E</text:span><text:span text:style-name="T4">hit</text:span><text:span text:style-name="T3"> &gt; 30 MeV</text:span></text:p>
                <text:p text:style-name="P7"><text:span text:style-name="T3"/></text:p>
              </text:list-item>
            </text:list>
            <text:p text:style-name="P7"><text:span text:style-name="T5"/></text:p>
            <text:p/>
          </draw:text-box>
        </draw:frame>
        <draw:frame draw:style-name="gr4" draw:text-style-name="P6" draw:layer="layout" svg:width="9.398cm" svg:height="1.673cm" svg:x="4.318cm" svg:y="8.89cm">
          <draw:text-box>
            <text:p><text:span text:style-name="T6">11</text:span><text:span text:style-name="T7">B level scheme:</text:span></text:p>
            <text:p/>
          </draw:text-box>
        </draw:frame>
        <draw:frame draw:style-name="gr5" draw:text-style-name="P1" draw:layer="layout" svg:width="4.572cm" svg:height="9.3cm" svg:x="4.826cm" svg:y="9.625cm">
          <draw:image xlink:href="Pictures/10000201000000EA000001DC03F57F3F01C77B23.png" xlink:type="simple" xlink:show="embed" xlink:actuate="onLoad">
            <text:p/>
          </draw:image>
        </draw:frame>
        <draw:custom-shape draw:style-name="gr6" draw:text-style-name="P8" draw:layer="layout" svg:width="0.254cm" svg:height="2.54cm" svg:x="9.398cm" svg:y="16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1" draw:layer="layout" svg:x1="10.16cm" svg:y1="17.018cm" svg:x2="17.526cm" svg:y2="11.684cm">
          <text:p/>
        </draw:line>
        <draw:frame draw:style-name="gr8" draw:text-style-name="P9" draw:layer="layout" svg:width="6.096cm" svg:height="0.762cm" svg:x="13.208cm" svg:y="14.986cm">
          <draw:text-box>
            <text:p><text:span text:style-name="T8">2.1 MeV (½ </text:span><text:span text:style-name="T9">-</text:span><text:span text:style-name="T8">) p-hole state of </text:span><text:span text:style-name="T9">11</text:span><text:span text:style-name="T8">B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Experiments using the R3B CALIFA 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66</meta:editing-cycles>
    <meta:creation-date>2020-06-28T17:37:46.152589175</meta:creation-date>
    <meta:editing-duration>PT9H32S</meta:editing-duration>
    <meta:generator>LibreOffice/6.0.7.3$Linux_X86_64 LibreOffice_project/00m0$Build-3</meta:generator>
    <dc:date>2020-12-11T14:39:58.353794145</dc:date>
    <meta:document-statistic meta:object-count="62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